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5d40" officeooo:paragraph-rsid="000a4c75"/>
    </style:style>
    <style:style style:name="P2" style:family="paragraph" style:parent-style-name="Standard" style:list-style-name="L1">
      <style:text-properties officeooo:rsid="001beb5d" officeooo:paragraph-rsid="000a4c75"/>
    </style:style>
    <style:style style:name="P3" style:family="paragraph" style:parent-style-name="Standard">
      <style:text-properties officeooo:rsid="001beb5d" officeooo:paragraph-rsid="000a4c75"/>
    </style:style>
    <style:style style:name="P4" style:family="paragraph" style:parent-style-name="Standard">
      <style:text-properties officeooo:rsid="000a4c75" officeooo:paragraph-rsid="000a4c75"/>
    </style:style>
    <style:style style:name="P5" style:family="paragraph" style:parent-style-name="Standard" style:list-style-name="L1">
      <style:text-properties officeooo:rsid="000a4c75" officeooo:paragraph-rsid="000a4c75"/>
    </style:style>
    <style:style style:name="T1" style:family="text">
      <style:text-properties officeooo:rsid="000a4c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202: Project 1<text:span text:style-name="T1">b</text:span> Documentation</text:p>
      <text:p text:style-name="P3">Cayler Miley</text:p>
      <text:p text:style-name="P1"/>
      <text:p text:style-name="P3">Overview:</text:p>
      <text:p text:style-name="P3">This project reads in strings from a file (“symbols”), stores the strings into a <text:span text:style-name="T1">3D </text:span>array (the string is the third dimension), <text:span text:style-name="T1">and offers a menu system for the user to decide implementing from 5 commands</text:span>.</text:p>
      <text:p text:style-name="P3"/>
      <text:p text:style-name="P3">Functions:</text:p>
      <text:p text:style-name="P3"><text:tab/><text:span text:style-name="T1">SymInput</text:span></text:p>
      <text:p text:style-name="P3"><text:tab/><text:tab/><text:span text:style-name="T1">Inputs array from initial symbol file</text:span></text:p>
      <text:p text:style-name="P3"><text:tab/><text:span text:style-name="T1">MenuText</text:span></text:p>
      <text:p text:style-name="P3"><text:tab/><text:tab/><text:span text:style-name="T1">Outputs text for menu</text:span></text:p>
      <text:p text:style-name="P3"><text:tab/><text:span text:style-name="T1">MenuNav</text:span></text:p>
      <text:p text:style-name="P3"><text:tab/><text:tab/><text:span text:style-name="T1">Implements menu navigation with switch statements</text:span></text:p>
      <text:p text:style-name="P3"><text:tab/><text:span text:style-name="T1">SlotGen</text:span></text:p>
      <text:p text:style-name="P3"><text:tab/><text:tab/><text:span text:style-name="T1">Generates a random slot configuration</text:span></text:p>
      <text:p text:style-name="P3"><text:tab/><text:span text:style-name="T1">ReadIn</text:span></text:p>
      <text:p text:style-name="P3"><text:tab/><text:tab/><text:span text:style-name="T1">Reads in an existing slot configuration from file</text:span></text:p>
      <text:p text:style-name="P3"><text:tab/><text:span text:style-name="T1">ScreenPrint</text:span></text:p>
      <text:p text:style-name="P3"><text:tab/><text:tab/><text:span text:style-name="T1">Prints configuration to screen</text:span></text:p>
      <text:p text:style-name="P3"><text:tab/><text:span text:style-name="T1">FilePrint</text:span></text:p>
      <text:p text:style-name="P3"><text:tab/><text:tab/><text:span text:style-name="T1">Prints configuration to file</text:span></text:p>
      <text:p text:style-name="P3"><text:tab/><text:span text:style-name="T1">FindStop</text:span></text:p>
      <text:p text:style-name="P3"><text:tab/><text:tab/><text:span text:style-name="T1">Outputs a specific stop in the configuration to the screen</text:span></text:p>
      <text:p text:style-name="P3"><text:tab/><text:span text:style-name="T1">strcopy</text:span></text:p>
      <text:p text:style-name="P3"><text:tab/><text:tab/><text:span text:style-name="T1">Copies a string from source to destination</text:span></text:p>
      <text:p text:style-name="P3"><text:tab/><text:span text:style-name="T1">strcomp</text:span></text:p>
      <text:p text:style-name="P3"><text:tab/><text:tab/><text:span text:style-name="T1">Compares strings, true if they are the same</text:span></text:p>
      <text:p text:style-name="P3"><text:tab/><text:span text:style-name="T1">strcat</text:span></text:p>
      <text:p text:style-name="P3"><text:tab/><text:tab/><text:span text:style-name="T1">Puts 2 strings together into a single destination string</text:span></text:p>
      <text:p text:style-name="P3"/>
      <text:p text:style-name="P3">Application:</text:p>
      <text:p text:style-name="P4">I had a considerably easier time doing this project than project 1a because of what we learned in class. The menu system was most difficult and I could not get it to re-run correctly if the user input something other than the recommended options. To incorporate the value of the symbol, I had to make a strcat function, which took majority of time in the project. Overall, the program functions as specified based on the following:</text:p>
      <text:list xml:id="list6112433276379648263" text:style-name="L1">
        <text:list-item>
          <text:p text:style-name="P2">Created in Ubuntu (on personal computer using VMware)</text:p>
        </text:list-item>
        <text:list-item>
          <text:p text:style-name="P2">Tested in Ubuntu (on personal computer using VMware)</text:p>
        </text:list-item>
        <text:list-item>
          <text:p text:style-name="P2">Compiled using g++</text:p>
        </text:list-item>
        <text:list-item>
          <text:p text:style-name="P2">Captured test case with script</text:p>
        </text:list-item>
        <text:list-item>
          <text:p text:style-name="P2">Use of a 3D array</text:p>
        </text:list-item>
        <text:list-item>
          <text:p text:style-name="P5">Use of functions with reference parameters</text:p>
        </text:list-item>
        <text:list-item>
          <text:p text:style-name="P5">Menu system</text:p>
        </text:list-item>
        <text:list-item>
          <text:p text:style-name="P5">Only insertion and extraction operators</text:p>
        </text:list-item>
        <text:list-item>
          <text:p text:style-name="P5">Populating/generating a slot machine configuration</text:p>
        </text:list-item>
        <text:list-item>
          <text:p text:style-name="P5">Reading in existing configuration (set up based on output configuration)</text:p>
        </text:list-item>
        <text:list-item>
          <text:p text:style-name="P5">Printing configuration to screen</text:p>
        </text:list-item>
        <text:list-item>
          <text:p text:style-name="P5"><text:soft-page-break/>Printing configuration to file</text:p>
        </text:list-item>
        <text:list-item>
          <text:p text:style-name="P5">Printing specific stop to screen</text:p>
        </text:list-item>
        <text:list-item>
          <text:p text:style-name="P2">Commented according to personal style and class policy</text:p>
        </text:list-item>
        <text:list-item>
          <text:p text:style-name="P2">Character arrays for strings</text:p>
        </text:list-item>
      </text:list>
      <text:p text:style-name="P3"/>
      <text:p text:style-name="P3">Conclusion:</text:p>
      <text:p text:style-name="P4">This project was challenging, with implementing the switch statements, creating the string functions, and using the menu being the most difficult parts. However, I feel that I learned a lot working on this project and understand a lot more about c++, especially with respect to strings. The only thing that I would change would be to force the menu to restart if a wrong case is input. I am especially proud of my strcat function which concatonated the symbol names and values from the original “symbols” input fi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22:01:36.935599011</meta:creation-date>
    <dc:date>2015-02-04T22:13:37.774948624</dc:date>
    <meta:editing-duration>P0D</meta:editing-duration>
    <meta:editing-cycles>1</meta:editing-cycles>
    <meta:document-statistic meta:table-count="0" meta:image-count="0" meta:object-count="0" meta:page-count="2" meta:paragraph-count="46" meta:word-count="390" meta:character-count="2379" meta:non-whitespace-character-count="2017"/>
    <meta:generator>LibreOffice/4.2.7.2$Linux_X86_64 LibreOffice_project/420m0$Build-2</meta:generator>
  </office:meta>
</office:document-meta>
</file>